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66b5" officeooo:paragraph-rsid="001766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<text:line-break/>B<text:line-break/>C<text:line-break/>D<text:line-break/>E<text:line-break/>F<text:line-break/>G<text:line-break/>H<text:line-break/>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19:10:26.156000000</meta:creation-date>
    <dc:date>2018-05-29T19:10:42.658000000</dc:date>
    <meta:editing-duration>PT17S</meta:editing-duration>
    <meta:editing-cycles>1</meta:editing-cycles>
    <meta:document-statistic meta:table-count="0" meta:image-count="0" meta:object-count="0" meta:page-count="1" meta:paragraph-count="1" meta:word-count="9" meta:character-count="17" meta:non-whitespace-character-count="9"/>
    <meta:generator>LibreOffice/6.0.4.2$Windows_X86_64 LibreOffice_project/9b0d9b32d5dcda91d2f1a96dc04c645c450872bf</meta:generator>
  </office:meta>
</office:document-meta>
</file>